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text-properties fo:language="en" fo:country="US" officeooo:paragraph-rsid="0045044b"/>
    </style:style>
    <style:style style:name="P43" style:family="paragraph" style:parent-style-name="Standard" style:list-style-name="L8"/>
    <style:style style:name="P44" style:family="paragraph" style:parent-style-name="Standard" style:list-style-name="L8">
      <style:text-properties fo:language="en" fo:country="US"/>
    </style:style>
    <style:style style:name="P45"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6" style:family="paragraph" style:parent-style-name="Text_20_body">
      <style:text-properties fo:language="en" fo:country="US"/>
    </style:style>
    <style:style style:name="P47"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45044b"/>
    </style:style>
    <style:style style:name="T19" style:family="text">
      <style:text-properties officeooo:rsid="00112fcc"/>
    </style:style>
    <style:style style:name="T20" style:family="text">
      <style:text-properties officeooo:rsid="001570ad"/>
    </style:style>
    <style:style style:name="T21" style:family="text">
      <style:text-properties officeooo:rsid="0011aa1f"/>
    </style:style>
    <style:style style:name="T22" style:family="text">
      <style:text-properties officeooo:rsid="0012cbfe"/>
    </style:style>
    <style:style style:name="T23"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6"><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10"><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42"><text:span text:style-name="T18">You can get the latest VEGA build</text:span> <text:a xlink:type="simple" xlink:href="https://github.com/spielwitz/vega/tree/master/Release" text:style-name="Internet_20_link" text:visited-style-name="Visited_20_Internet_20_Link"><text:span text:style-name="T18">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3">Open Windows Explorer and look for the "javaw.exe" file. You can find this in the "bin" subfolder in the installation directory of your Java JDK/JRE.</text:p>
        </text:list-item>
        <text:list-item>
          <text:p text:style-name="P43">Right-click on the "javaw.exe" file and select "Properties".</text:p>
        </text:list-item>
        <text:list-item>
          <text:p text:style-name="P43">In the "Compatibility" tab, change the settings for high DPI settings as follows:</text:p>
          <text:p text:style-name="P4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5"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9">"</text:span>Settings &gt; VEGA <text:span text:style-name="T19">s</text:span>erver <text:span text:style-name="T19">s</text:span>ettings<text:span text:style-name="T19">"</text:span> in the menu. When you start it for the first time, you have to assign a password for <text:span text:style-name="T19">credentials</text:span>. First import the admin <text:span text:style-name="T19">credentials</text:span> under <text:span text:style-name="T19">"Credentials</text:span> &gt; + &gt; Active user from a file<text:span text:style-name="T19">"</text:span>. These were written to the <text:span text:style-name="T19">file </text:span>"_ADMIN_[ServerUrl]_[ServerPort]" in<text:span text:style-name="T19">side</text:span> the "ServerData" directory when setting up the VEGA server.</text:p>
      <text:p text:style-name="P10">In the "Server <text:span text:style-name="T19">administration</text:span>" tab you will find information about the server. There you can also <text:span text:style-name="T20">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text:soft-page-break/>In addition, you agree on an activation password with the user.</text:p>
      <text:p text:style-name="P10">As an admin, navigate to the menu list in the Vega.jar program to "Settings &gt; VEGA <text:span text:style-name="T21">s</text:span>erver <text:span text:style-name="T21">s</text:span>ettings &gt; Server <text:span text:style-name="T21">administration</text:span>". There you click the "Create new user" button and enter the new user's data. Then select "<text:span text:style-name="T2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2">dialog </text:span>you can change the name and email of users, but not their user ID.</text:p>
      <text:p text:style-name="P10">If a user <text:span text:style-name="T22">his server</text:span> credentials, select the <text:span text:style-name="T22">"</text:span>Renew credentials<text:span text:style-name="T2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text:soft-page-break/>Initiating and playing server-based games<text:bookmark-end text:name="__RefHeading___Toc2344_3420781316"/></text:h>
      <text:p text:style-name="P10">As a user, you set up your access to the server in the menu list under "Settings &gt; VEGA <text:span text:style-name="T23">s</text:span>erver <text:span text:style-name="T23">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3">host</text:span>. He is always the first player in the player list. Only the game <text:span text:style-name="T23">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3">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6">And this is what VEGA looked like in its childhood days:</text:p>
      <text:p text:style-name="P47"><draw:frame draw:style-name="fr2" draw:name="Grafik3" text:anchor-type="paragraph" svg:width="14.034cm" svg:height="8.931cm" draw:z-index="3"><draw:image xlink:href="Pictures/10000001000005180000033EEC82CB77.png" xlink:type="simple" xlink:show="embed" xlink:actuate="onLoad" draw:mime-type="image/png"/></draw:frame><text:soft-page-break/>VEGA on an Atari ST, developed 1989 with GFA-BASIC. Did you notice that it's the same game as in the screenshots above? You can find it in today's VEGA as "Demo Game 1"</text:p>
      <text:p text:style-name="P47"><draw:frame draw:style-name="fr2" draw:name="Grafik5" text:anchor-type="paragraph" svg:width="14.231cm" svg:height="10.652cm" draw:z-index="1"><draw:image xlink:href="Pictures/1000000100000500000003BE2CE27E25.png" xlink:type="simple" xlink:show="embed" xlink:actuate="onLoad" draw:mime-type="image/png"/></draw:frame>The same "Demo-Spiel 1" on VEGA under Windows 3.1 (1992), developed with GFA-BASIC for Windows.</text:p>
      <text:h text:style-name="P14" text:outline-level="1"><text:bookmark-start text:name="__RefHeading___Toc2348_3420781316"/><text:soft-page-break/>Final words<text:bookmark-end text:name="__RefHeading___Toc2348_3420781316"/></text:h>
      <text:p text:style-name="P46">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6">Have fun playing!</text:p>
      <text:p text:style-name="P46">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3</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4T05:34:31.329332184</dc:date>
    <meta:editing-duration>P18DT4H5M58S</meta:editing-duration>
    <meta:editing-cycles>1666</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3" meta:paragraph-count="402" meta:word-count="7889" meta:character-count="45784" meta:non-whitespace-character-count="37401"/>
  </office:meta>
</office:document-meta>
</file>